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ORG_20_Body_20_text" style:master-page-name="First_20_Page">
      <style:paragraph-properties style:page-number="auto"/>
    </style:style>
    <style:style style:name="P2" style:family="paragraph" style:parent-style-name="ORG_20_Body_20_text" style:list-style-name="WW8Num4"/>
    <style:style style:name="P3" style:family="paragraph" style:parent-style-name="ORG_20_Body_20_text" style:list-style-name="WW8Num1"/>
    <style:style style:name="P4" style:family="paragraph" style:parent-style-name="ORG_20_Body_20_text" style:list-style-name="WW8Num2"/>
    <style:style style:name="P5" style:family="paragraph" style:parent-style-name="ORG_20_Body_20_text" style:list-style-name="WW8Num3"/>
    <style:style style:name="P6" style:family="paragraph" style:parent-style-name="ORG_20_Body_20_text" style:list-style-name="WW8Num5"/>
    <style:style style:name="T1" style:family="text">
      <style:text-properties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</text:p>
      <text:p text:style-name="Title">This is a test – title</text:p>
      <text:p text:style-name="ORG_20_Body_20_text">This is normal body text. Normal body text is fully justified, Georgia 12 pt font with normal para spacing – 0 before 6 after</text:p>
      <text:h text:style-name="Heading_20_1" text:outline-level="1">This is a test of the header 1</text:h>
      <text:list xml:id="list552034944" text:style-name="WW8Num4">
        <text:list-item>
          <text:p text:style-name="P2">This is a bullet point – std from tool bar. Extending the sentence text to check the return indent</text:p>
        </text:list-item>
        <text:list-item>
          <text:p text:style-name="P2">This is a bullet point</text:p>
          <text:list>
            <text:list-item>
              <text:p text:style-name="P2">This is a 2nd level bullet point – also created from the tool bar using the indent button. </text:p>
              <text:list>
                <text:list-item>
                  <text:p text:style-name="P2">This is the 3rd level bullet – created as before using the indent button</text:p>
                </text:list-item>
              </text:list>
            </text:list-item>
          </text:list>
        </text:list-item>
      </text:list>
      <text:p text:style-name="ORG_20_Body_20_text">This is text returned to normal. </text:p>
      <text:list xml:id="list1108129866" text:style-name="WW8Num1">
        <text:list-item>
          <text:p text:style-name="P3">This is a numbered list – using standard numbering from the list. Standard check for the indent</text:p>
        </text:list-item>
        <text:list-item>
          <text:p text:style-name="P3">Return and check the text. Numbering continues, further text shows indent check also tests OK</text:p>
        </text:list-item>
      </text:list>
      <text:p text:style-name="ORG_20_body_20_text_20_Bold">Return to ORG body text bold</text:p>
      <text:p text:style-name="ORG_20_Body_20_text">Return to ORG body text</text:p>
      <text:list xml:id="list1121766100" text:style-name="WW8Num2">
        <text:list-item>
          <text:p text:style-name="P4">Next line is multi level numbered list. This is formatted the same as a standard numbered list – indent checks OK</text:p>
        </text:list-item>
        <text:list-item>
          <text:p text:style-name="P4">Return shows continue is OK</text:p>
        </text:list-item>
        <text:list-item>
          <text:p text:style-name="P4">Next level formatted from normal text and reformatted using the ribbon control. Indent checks OK</text:p>
        </text:list-item>
      </text:list>
      <text:list xml:id="list1985633970" text:style-name="WW8Num3">
        <text:list-item>
          <text:p text:style-name="P5">Return and indent used for next level of list. Numbering continues and indent checked OK</text:p>
        </text:list-item>
        <text:list-item>
          <text:p text:style-name="P5">Return gives correct number return</text:p>
          <text:list>
            <text:list-item>
              <text:p text:style-name="P5">Return and indent for the next line gives correct result – line continued for indent check that shows incorrectly... </text:p>
            </text:list-item>
          </text:list>
        </text:list-item>
      </text:list>
      <text:h text:style-name="Heading_20_3" text:outline-level="3">The next line returns to header 3 – no bold on formatting</text:h>
      <text:list xml:id="list1196376630" text:style-name="WW8Num5">
        <text:list-item>
          <text:p text:style-name="P6">The next line is another multi level list. Numbering continues OK</text:p>
          <text:list>
            <text:list-item>
              <text:p text:style-name="P6">Next line returns OK</text:p>
              <text:list>
                <text:list-item>
                  <text:p text:style-name="P6">Next line tests indent to 2nd level</text:p>
                </text:list-item>
              </text:list>
            </text:list-item>
            <text:list-item>
              <text:p text:style-name="P6">Next line continues indent to 3rd level</text:p>
            </text:list-item>
          </text:list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text-align="justify" style:justify-single-word="false" fo:orphans="2" fo:widows="2" style:writing-mode="lr-tb"/>
      <style:text-properties style:use-window-font-color="true" style:font-name="Georgia" fo:font-size="12pt" fo:language="en" fo:country="NZ" style:font-name-asian="Times New Roman" style:font-size-asian="12pt" style:font-name-complex="Georg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ORG_20_Body_20_text" style:default-outline-level="1" style:class="text">
      <style:paragraph-properties fo:margin-top="0.1665in" fo:margin-bottom="0.0835in" fo:keep-together="always" fo:keep-with-next="always"/>
      <style:text-properties style:font-name="Arial" fo:font-weight="bold" style:font-name-asian="Times New Roman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ORG_20_Body_20_text" style:default-outline-level="2" style:class="text">
      <style:paragraph-properties fo:margin-top="0.1665in" fo:margin-bottom="0.0835in" fo:keep-together="always" fo:keep-with-next="always"/>
      <style:text-properties style:font-name="Arial" fo:font-style="italic" fo:font-weight="bold" style:font-name-asian="Times New Roman" style:font-style-asian="italic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ORG_20_Body_20_text" style:default-outline-level="3" style:class="text">
      <style:paragraph-properties fo:margin-top="0.1665in" fo:margin-bottom="0.0835in" fo:keep-together="always" fo:keep-with-next="always"/>
      <style:text-properties style:font-name="Arial" fo:font-size="11pt" fo:font-weight="bold" style:font-name-asian="Times New Roman" style:font-size-asian="11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835in" fo:keep-together="always" fo:keep-with-next="always"/>
      <style:text-properties style:font-name="Arial" fo:font-size="11pt" fo:font-style="italic" fo:font-weight="bold" style:font-name-asian="Times New Roman" style:font-size-asian="11pt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835in" fo:keep-together="always" fo:keep-with-next="always"/>
      <style:text-properties style:font-name="Arial" fo:font-size="10pt" fo:font-weight="bold" style:font-name-asian="Times New Roman" style:font-size-asian="10pt" style:font-weight-asian="bold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835in" fo:keep-together="always" fo:keep-with-next="always"/>
      <style:text-properties style:font-name="Arial" fo:font-size="10pt" fo:font-style="italic" fo:font-weight="bold" style:font-name-asian="Times New Roman" style:font-size-asian="10pt" style:font-style-asian="italic" style:font-weight-asian="bold" style:font-name-complex="Times New Roman" style:font-style-complex="italic"/>
    </style:style>
    <style:style style:name="Title" style:family="paragraph" style:parent-style-name="Standard" style:next-style-name="ORG_20_Body_20_text" style:class="chapter">
      <style:paragraph-properties fo:margin-top="0.1665in" fo:margin-bottom="0.1665in"/>
      <style:text-properties style:font-name="Arial" fo:font-size="20pt" fo:letter-spacing="0.0035in" fo:font-weight="bold" style:letter-kerning="true" style:font-name-asian="Times New Roman" style:font-size-asian="20pt" style:font-weight-asian="bold" style:font-name-complex="Times New Roman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_20_Body_20_text" style:display-name="ORG Body text" style:family="paragraph" style:parent-style-name="Standard"/>
    <style:style style:name="ORG_20_body_20_text_20_Bold" style:display-name="ORG body text Bold" style:family="paragraph" style:parent-style-name="ORG_20_Body_20_text" style:next-style-name="ORG_20_Body_20_text">
      <style:paragraph-properties fo:margin-top="0.0835in" fo:margin-bottom="0.0835in"/>
      <style:text-properties fo:font-weight="bold" style:font-weight-asian="bold"/>
    </style:style>
    <style:style style:name="Date" style:family="paragraph" style:parent-style-name="Standard" style:next-style-name="Standard"/>
    <style:style style:name="Footnote" style:family="paragraph" style:parent-style-name="Standard" style:class="extra">
      <style:paragraph-properties fo:margin-top="0in" fo:margin-bottom="0in"/>
      <style:text-properties fo:font-size="8pt" style:font-size-asian="8pt" style:font-size-complex="10pt"/>
    </style:style>
    <style:style style:name="Footer" style:family="paragraph" style:parent-style-name="Standard" style:class="extra">
      <style:paragraph-properties fo:margin-top="0in" fo:margin-bottom="0in"/>
      <style:text-properties fo:font-size="9pt" style:font-size-asian="9pt"/>
    </style:style>
    <style:style style:name="Header" style:family="paragraph" style:parent-style-name="Standard" style:class="extra">
      <style:paragraph-properties fo:margin-top="0in" fo:margin-bottom="0in"/>
    </style:style>
    <style:style style:name="Endnote" style:family="paragraph" style:parent-style-name="Standard" style:class="extra">
      <style:paragraph-properties fo:margin-top="0in" fo:margin-bottom="0in"/>
      <style:text-properties fo:font-size="10pt" style:font-size-asian="10pt" style:font-size-complex="10pt"/>
    </style:style>
    <style:style style:name="ORG_20_Table_20_Title" style:display-name="ORG Table Title" style:family="paragraph" style:parent-style-name="Standard">
      <style:paragraph-properties fo:margin-top="0.1665in" fo:margin-bottom="0.1665in"/>
      <style:text-properties style:font-name="Arial" fo:font-weight="bold" style:font-weight-asian="bold"/>
    </style:style>
    <style:style style:name="ORG_20_Table_20_Text" style:display-name="ORG Table Text" style:family="paragraph" style:parent-style-name="ORG_20_Table_20_Title">
      <style:paragraph-properties fo:margin-top="0.0417in" fo:margin-bottom="0.0417in"/>
      <style:text-properties fo:font-weight="normal" style:font-weight-asian="norma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Arial" fo:font-size="20pt" fo:letter-spacing="0.0035in" fo:font-weight="bold" style:letter-kerning="true" style:font-name-asian="Times New Roman" style:font-size-asian="20pt" style:font-weight-asian="bold" style:font-name-complex="Times New Roman" style:font-size-complex="26pt"/>
    </style:style>
    <style:style style:name="Heading_20_1_20_Char" style:display-name="Heading 1 Char" style:family="text" style:parent-style-name="Default_20_Paragraph_20_Font">
      <style:text-properties style:font-name="Arial" fo:font-size="12pt" fo:font-weight="bold" style:font-name-asian="Times New Roman" style:font-size-asian="12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style="italic" fo:font-weight="bold" style:font-name-asian="Times New Roman" style:font-style-asian="italic" style:font-weight-asian="bold" style:font-name-complex="Times New Roman" style:font-size-complex="13pt" style:font-weight-complex="bold"/>
    </style:style>
    <style:style style:name="Date_20_Char" style:display-name="Date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8pt" style:font-size-asian="8pt" style:font-size-complex="10pt"/>
    </style:style>
    <style:style style:name="Heading_20_3_20_Char" style:display-name="Heading 3 Char" style:family="text" style:parent-style-name="Default_20_Paragraph_20_Font">
      <style:text-properties style:font-name="Arial" fo:font-size="11pt" fo:font-weight="bold" style:font-name-asian="Times New Roman" style:font-size-asian="11pt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size="11pt" fo:font-style="italic" fo:font-weight="bold" style:font-name-asian="Times New Roman" style:font-size-asian="11pt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size="10pt" fo:font-weight="bold" style:font-name-asian="Times New Roman" style:font-size-asian="10pt" style:font-weight-asian="bold" style:font-name-complex="Times New Roman"/>
    </style:style>
    <style:style style:name="Heading_20_6_20_Char" style:display-name="Heading 6 Char" style:family="text" style:parent-style-name="Default_20_Paragraph_20_Font">
      <style:text-properties style:font-name="Arial" fo:font-size="10pt" fo:font-style="italic" fo:font-weight="bold" style:font-name-asian="Times New Roman" style:font-size-asian="10pt" style:font-style-asian="italic" style:font-weight-asian="bold" style:font-name-complex="Times New Roman" style:font-style-complex="italic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Header_20_Char" style:display-name="Head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italic" style:font-style-asian="italic"/>
    </style:style>
    <style:page-layout style:name="Mpm1">
      <style:page-layout-properties fo:page-width="8.2681in" fo:page-height="11.6929in" style:num-format="1" style:print-orientation="portrait" fo:margin-top="0.9453in" fo:margin-bottom="0.5902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547in" fo:margin-left="0in" fo:margin-right="0in" fo:margin-top="0.31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453in" fo:margin-bottom="0.5902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.3547in" fo:margin-left="0in" fo:margin-right="0in" fo:margin-top="0.3161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keywords/> <text:tab/> <text:span text:style-name="MT1">IN CONFIDENCE<text:tab/> </text:span><text:span text:style-name="MT1"><text:page-number text:select-page="current">2</text:page-number></text:span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keywords/> <text:tab/> <text:span text:style-name="MT1">IN CONFIDENCE<text:tab/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
ORGAUTHOR</meta:initial-creator>
    <meta:creation-date>
2011-02-28T11:43:00</meta:creation-date>
    <dc:creator>Matthew Holloway</dc:creator>
    <dc:date>2011-12-14T11:01:23</dc:date>
    <meta:editing-cycles>7</meta:editing-cycles>
    <meta:editing-duration>PT00H15M43S</meta:editing-duration>
    <meta:generator>OpenOffice.org/3.2$Linux OpenOffice.org_project/320m12$Build-9483</meta:generator>
    <meta:document-statistic meta:table-count="0" meta:image-count="0" meta:object-count="0" meta:page-count="1" meta:paragraph-count="27" meta:word-count="289" meta:character-count="1511"/>
    <meta:user-defined meta:name="Info 1"/>
    <meta:user-defined meta:name="Info 2"/>
    <meta:user-defined meta:name="Info 3"/>
    <meta:user-defined meta:name="Info 4"/>
  </office:meta>
</office:document-meta>
</file>